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151.65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131.75pt"/>
    </style:style>
    <style:style style:name="co6" style:family="table-column">
      <style:table-column-properties fo:break-before="auto" style:column-width="119.06pt"/>
    </style:style>
    <style:style style:name="co7" style:family="table-column">
      <style:table-column-properties fo:break-before="auto" style:column-width="181.76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97.66pt"/>
    </style:style>
    <style:style style:name="co10" style:family="table-column">
      <style:table-column-properties fo:break-before="auto" style:column-width="203.19pt"/>
    </style:style>
    <style:style style:name="co11" style:family="table-column">
      <style:table-column-properties fo:break-before="auto" style:column-width="169.85pt"/>
    </style:style>
    <style:style style:name="co12" style:family="table-column">
      <style:table-column-properties fo:break-before="auto" style:column-width="266.71pt"/>
    </style:style>
    <style:style style:name="co13" style:family="table-column">
      <style:table-column-properties fo:break-before="auto" style:column-width="117.44pt"/>
    </style:style>
    <style:style style:name="ro1" style:family="table-row">
      <style:table-row-properties style:row-height="35.26pt" fo:break-before="auto" style:use-optimal-row-height="false"/>
    </style:style>
    <style:style style:name="ro2" style:family="table-row">
      <style:table-row-properties style:row-height="61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74.24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96.7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84.76pt" fo:break-before="auto" style:use-optimal-row-height="false"/>
    </style:style>
    <style:style style:name="ro9" style:family="table-row">
      <style:table-row-properties style:row-height="39.74pt" fo:break-before="auto" style:use-optimal-row-height="false"/>
    </style:style>
    <style:style style:name="ro10" style:family="table-row">
      <style:table-row-properties style:row-height="264.76pt" fo:break-before="auto" style:use-optimal-row-height="false"/>
    </style:style>
    <style:style style:name="ro11" style:family="table-row">
      <style:table-row-properties style:row-height="204.75pt" fo:break-before="auto" style:use-optimal-row-height="false"/>
    </style:style>
    <style:style style:name="ta1" style:family="table" style:master-page-name="PageStyle_5f_test_20_xit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xi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Name <text:s/>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e-conditions 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Test Priority</text:p>
            <text:p>( Lo/Med/Hi)</text:p>
          </table:table-cell>
          <table:table-cell table:style-name="ce15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TC 1.0.1</text:p>
          </table:table-cell>
          <table:table-cell table:number-columns-repeated="2" table:style-name="ce6" office:value-type="string" calcext:value-type="string">
            <text:p>Check the fields available </text:p>
          </table:table-cell>
          <table:table-cell table:style-name="ce2" office:value-type="string" calcext:value-type="string">
            <text:p>A supported web browser with a </text:p>
            <text:p>login page for registration that </text:p>
            <text:p>has open and field view</text:p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View the login page.</text:p>
          </table:table-cell>
          <table:table-cell table:style-name="ce2" office:value-type="string" calcext:value-type="string">
            <text:p>Fields avaiable:</text:p>
            <text:p>- Adres e-mail</text:p>
            <text:p>- Imię i nazwisko</text:p>
            <text:p>- zniżka</text:p>
          </table:table-cell>
          <table:table-cell table:style-name="ce2" office:value-type="string" calcext:value-type="string">
            <text:p>The login page should </text:p>
            <text:p>contain the following </text:p>
            <text:p>text fields:</text:p>
            <text:p>1. adres e-mail.</text:p>
            <text:p>2. Imię i nazwisko.</text:p>
            <text:p>3. zniżka</text:p>
          </table:table-cell>
          <table:table-cell table:style-name="ce2" office:value-type="string" calcext:value-type="string">
            <text:p>The site has fiels available :</text:p>
            <text:p>- Adres e-mail</text:p>
            <text:p>- Imię i nazwisko</text:p>
            <text:p>- zniżka</text:p>
          </table:table-cell>
          <table:table-cell table:style-name="ce2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TC 1.0.2</text:p>
          </table:table-cell>
          <table:table-cell table:number-columns-repeated="2" table:style-name="ce2" office:value-type="string" calcext:value-type="string">
            <text:p>Check for the buttons</text:p>
          </table:table-cell>
          <table:table-cell table:style-name="ce2" office:value-type="string" calcext:value-type="string">
            <text:p>A supported web browser with a </text:p>
            <text:p>login page for registration that </text:p>
            <text:p>has open and </text:p>
            <text:p>view the button in the login page</text:p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view the button in the login page:</text:p>
            <text:p> - "Zaloguj się"</text:p>
            <text:p>- "Zaloguj się przez Facebook"</text:p>
            <text:p>- "Zaloguj się przez Google"</text:p>
          </table:table-cell>
          <table:table-cell table:style-name="ce2" office:value-type="string" calcext:value-type="string">
            <text:p>view the button in</text:p>
            <text:p> the login page:</text:p>
            <text:p/>
            <text:p> - "Zaloguj się"</text:p>
            <text:p>- "Zaloguj się przez Facebook"</text:p>
            <text:p>- "Zaloguj się przez Google"</text:p>
          </table:table-cell>
          <table:table-cell table:style-name="ce2" office:value-type="string" calcext:value-type="string">
            <text:p>The login page should </text:p>
            <text:p>contain the button in</text:p>
            <text:p> the login page:</text:p>
            <text:p/>
            <text:p> - "Zaloguj się"</text:p>
            <text:p>- "Zaloguj się przez Facebook"</text:p>
            <text:p>- "Zaloguj się przez Google"</text:p>
          </table:table-cell>
          <table:table-cell table:style-name="ce2" office:value-type="string" calcext:value-type="string">
            <text:p>The site has buttons</text:p>
            <text:p/>
            <text:p> - "Zaloguj się"</text:p>
            <text:p>- "Zaloguj się przez Facebook"</text:p>
            <text:p>- "Zaloguj się przez Google"</text:p>
          </table:table-cell>
          <table:table-cell table:style-name="ce2"/>
          <table:table-cell table:style-name="ce15" table:number-columns-repeated="17"/>
          <table:table-cell table:number-columns-repeated="998"/>
        </table:table-row>
        <table:table-row table:style-name="ro4">
          <table:table-cell table:style-name="ce2" office:value-type="string" calcext:value-type="string">
            <text:p>TC 1.0.3</text:p>
          </table:table-cell>
          <table:table-cell table:style-name="ce2" office:value-type="string" calcext:value-type="string">
            <text:p>Check for empty validation</text:p>
          </table:table-cell>
          <table:table-cell table:style-name="ce2" office:value-type="string" calcext:value-type="string">
            <text:p>Check response when fields are empty</text:p>
          </table:table-cell>
          <table:table-cell table:style-name="ce2" office:value-type="string" calcext:value-type="string">
            <text:p>A supported web browser with a </text:p>
            <text:p>login page for registration that </text:p>
            <text:p>has open and view empty fields </text:p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Click "Zaloguj się" button without </text:p>
            <text:p>entering any values on page</text:p>
          </table:table-cell>
          <table:table-cell table:style-name="ce2" office:value-type="string" calcext:value-type="string">
            <text:p>Fields are empty:</text:p>
            <text:p>- Adres e-mail</text:p>
            <text:p>- Imię i nazwisko</text:p>
            <text:p/>
          </table:table-cell>
          <table:table-cell table:style-name="ce2" office:value-type="string" calcext:value-type="string">
            <text:p>Validaction should be </text:p>
            <text:p>shown as "Please verify </text:p>
            <text:p>your user name and email".</text:p>
          </table:table-cell>
          <table:table-cell table:style-name="ce2" office:value-type="string" calcext:value-type="string">
            <text:p>Error message displayed with</text:p>
            <text:p> informaction that:</text:p>
            <text:p>"Adres email nie może być pusty"</text:p>
            <text:p>Imię nie może być puste, </text:p>
            <text:p>Imię jest za krótkie (min. 2 znaki) </text:p>
            <text:p>Nazwisko nie może być puste</text:p>
            <text:p>Nazwisko jest za krótkie (min. 2 znaki) </text:p>
          </table:table-cell>
          <table:table-cell table:style-name="ce2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TC 1.0.4</text:p>
          </table:table-cell>
          <table:table-cell table:style-name="ce2" office:value-type="string" calcext:value-type="string">
            <text:p>Enter user name</text:p>
          </table:table-cell>
          <table:table-cell table:style-name="ce2" office:value-type="string" calcext:value-type="string">
            <text:p>Enter user name "Imię i nazwisko and</text:p>
            <text:p> leave "e-mail"   field blank </text:p>
          </table:table-cell>
          <table:table-cell table:style-name="ce2" office:value-type="string" calcext:value-type="string">
            <text:p>Supported web browser with </text:p>
            <text:p>register page opened</text:p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Enter user name "Imię i nazwisko"</text:p>
            <text:p>4. Click "Zaloguj się" </text:p>
          </table:table-cell>
          <table:table-cell table:style-name="ce2" office:value-type="string" calcext:value-type="string">
            <text:p>Imię i nazwisko : </text:p>
            <text:p>Agnieszka Gierczak</text:p>
            <text:p>email - empty</text:p>
          </table:table-cell>
          <table:table-cell table:style-name="ce2" office:value-type="string" calcext:value-type="string">
            <text:p>"Validaction should be </text:p>
            <text:p>shown as "Adres email nie </text:p>
            <text:p>może być pusty"</text:p>
          </table:table-cell>
          <table:table-cell table:style-name="ce2" office:value-type="string" calcext:value-type="string">
            <text:p>Error message displayed with</text:p>
            <text:p> informaction that:</text:p>
            <text:p>"Adres email nie może być pusty"</text:p>
            <text:p/>
          </table:table-cell>
          <table:table-cell table:style-name="ce2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TC 1.0.5</text:p>
          </table:table-cell>
          <table:table-cell table:style-name="ce2"/>
          <table:table-cell table:style-name="ce2" office:value-type="string" calcext:value-type="string">
            <text:p>Enter invalid user name and</text:p>
            <text:p> valid email</text:p>
          </table:table-cell>
          <table:table-cell table:style-name="ce9" office:value-type="string" calcext:value-type="string">
            <text:p>Supported web browser with </text:p>
            <text:p>login page opened.</text:p>
            <text:p>Leave user name field name blank </text:p>
            <text:p>and enter a valid email.</text:p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Enter "email"</text:p>
            <text:p>4. Click "Zaloguj się" </text:p>
          </table:table-cell>
          <table:table-cell table:style-name="ce2" office:value-type="string" calcext:value-type="string">
            <text:p>Imię i nazwisko : empty</text:p>
            <text:p>email - azurka@gmail.com</text:p>
          </table:table-cell>
          <table:table-cell table:style-name="ce2" office:value-type="string" calcext:value-type="string">
            <text:p>Validaction should be </text:p>
            <text:p>shown as Imię nie może być puste, Imię jest </text:p>
            <text:p>za krótkie (min. 2 znaki) Nazwisko </text:p>
            <text:p>nie może być puste Nazwisko jest </text:p>
            <text:p>za krótkie (min. 2 znaki)</text:p>
          </table:table-cell>
          <table:table-cell table:style-name="ce9" office:value-type="string" calcext:value-type="string">
            <text:p>Error message displayed with </text:p>
            <text:p>informaction that: </text:p>
            <text:p>"Imię nie może być puste, Imię jest </text:p>
            <text:p>za krótkie (min. 2 znaki) Nazwisko </text:p>
            <text:p>nie może być puste Nazwisko jest </text:p>
            <text:p>za krótkie (min. 2 znaki)</text:p>
          </table:table-cell>
          <table:table-cell table:style-name="ce2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TC 1.0.6</text:p>
          </table:table-cell>
          <table:table-cell table:style-name="ce2" office:value-type="string" calcext:value-type="string">
            <text:p>Enter user name &amp; email</text:p>
          </table:table-cell>
          <table:table-cell table:style-name="ce2" office:value-type="string" calcext:value-type="string">
            <text:p>Enter valid user name and</text:p>
            <text:p> invalid email</text:p>
          </table:table-cell>
          <table:table-cell table:style-name="ce9" office:value-type="string" calcext:value-type="string">
            <text:p>Supported web browser with </text:p>
            <text:p>login page opened.</text:p>
            <text:p>Leave email field blank </text:p>
            <text:p>and enter a valid user name.</text:p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Enter user name "Imię i nazwisko"</text:p>
            <text:p>4. Enter "email"</text:p>
            <text:p>5. Click "Zaloguj się" </text:p>
          </table:table-cell>
          <table:table-cell table:style-name="ce2" office:value-type="string" calcext:value-type="string">
            <text:p>Imię i nazwisko : qwee tyuu</text:p>
            <text:p>email - jklljh</text:p>
          </table:table-cell>
          <table:table-cell table:style-name="ce2" office:value-type="string" calcext:value-type="string">
            <text:p>Validaction should be </text:p>
            <text:p>shown as "Please verify </text:p>
            <text:p>your user name and email".</text:p>
          </table:table-cell>
          <table:table-cell table:style-name="ce2" office:value-type="string" calcext:value-type="string">
            <text:p>Error message displayed with informaction</text:p>
            <text:p>"Uwzględnij znak "@" w adresie</text:p>
            <text:p>email. email jkijh nie posiada </text:p>
            <text:p>znaku "@"</text:p>
          </table:table-cell>
          <table:table-cell table:style-name="ce2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TC 1.0.7</text:p>
          </table:table-cell>
          <table:table-cell table:style-name="ce2"/>
          <table:table-cell table:style-name="ce2" office:value-type="string" calcext:value-type="string">
            <text:p>Enter valid user name and</text:p>
            <text:p>valid email</text:p>
          </table:table-cell>
          <table:table-cell table:style-name="ce2" office:value-type="string" calcext:value-type="string">
            <text:p>Supported web browser with </text:p>
            <text:p>login page opened.</text:p>
            <text:p>Enter valid email </text:p>
            <text:p>and enter a valid user name</text:p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Enter user name "Imię i nazwisko"</text:p>
            <text:p>4. Enter "email"</text:p>
            <text:p>5. Click "Zaloguj się" </text:p>
          </table:table-cell>
          <table:table-cell table:style-name="ce2" office:value-type="string" calcext:value-type="string">
            <text:p>Imię i nazwisko : </text:p>
            <text:p>Agnieszka Gierczak</text:p>
            <text:p>email - azurka@gmail.com</text:p>
          </table:table-cell>
          <table:table-cell table:style-name="ce2" office:value-type="string" calcext:value-type="string">
            <text:p>The new user is transferred </text:p>
            <text:p>to the payment page</text:p>
          </table:table-cell>
          <table:table-cell table:style-name="ce2" table:number-columns-repeated="2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TC 1.0.8</text:p>
          </table:table-cell>
          <table:table-cell table:style-name="ce2" office:value-type="string" calcext:value-type="string">
            <text:p>Register page</text:p>
          </table:table-cell>
          <table:table-cell table:style-name="ce2" office:value-type="string" calcext:value-type="string">
            <text:p>Enter valid email and</text:p>
            <text:p>valid password and its confirmation.</text:p>
            <text:p> Leave blanck consent to</text:p>
            <text:p>data processing.</text:p>
          </table:table-cell>
          <table:table-cell table:style-name="ce2" office:value-type="string" calcext:value-type="string">
            <text:p>Supported web browser with </text:p>
            <text:p>register page opened.</text:p>
            <text:p>Enter valid email </text:p>
            <text:p>and enter a valid password and its</text:p>
            <text:p>confirmation</text:p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Click "Zaloguj się"</text:p>
            <text:p>4. Click "Zarejestruj się"</text:p>
            <text:p>5. Enter email</text:p>
            <text:p>6. Enter password and its confirmation</text:p>
            <text:p>7. Leave blank to consent to data processing</text:p>
            <text:p>8. Click "Zarejestruj się" </text:p>
          </table:table-cell>
          <table:table-cell table:style-name="ce2" office:value-type="string" calcext:value-type="string">
            <text:p/>
            <text:p>email - azurka@gmail.com</text:p>
            <text:p>password :12345</text:p>
            <text:p>Leave blank to consent </text:p>
            <text:p>to data processing</text:p>
          </table:table-cell>
          <table:table-cell table:style-name="ce2" office:value-type="string" calcext:value-type="string">
            <text:p>Error message displayed with</text:p>
            <text:p> informaction : " Musisz </text:p>
            <text:p>wyrazić zgodę</text:p>
            <text:p>na warunki korzysztania"</text:p>
          </table:table-cell>
          <table:table-cell table:style-name="ce2" office:value-type="string" calcext:value-type="string">
            <text:p>Error message displayed with</text:p>
            <text:p> informaction : Bad request 400</text:p>
          </table:table-cell>
          <table:table-cell table:style-name="ce2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TC 1.0.9</text:p>
          </table:table-cell>
          <table:table-cell table:style-name="ce2" office:value-type="string" calcext:value-type="string">
            <text:p>Register page</text:p>
          </table:table-cell>
          <table:table-cell table:style-name="ce2" office:value-type="string" calcext:value-type="string">
            <text:p>Enter valid user name and</text:p>
            <text:p>valid email. Confirm consent to </text:p>
            <text:p>data processing</text:p>
          </table:table-cell>
          <table:table-cell table:style-name="ce2" office:value-type="string" calcext:value-type="string">
            <text:p>Supported web browser with </text:p>
            <text:p>register page opened.</text:p>
            <text:p>Enter valid email </text:p>
            <text:p>and enter a valid password and its</text:p>
            <text:p>confirmation</text:p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Click "Zaloguj się"</text:p>
            <text:p>4. Click "Zarejestruj się"</text:p>
            <text:p>5. Enter email</text:p>
            <text:p>6. Enter password and its confirmation</text:p>
            <text:p>7.Confirm consent to data processing</text:p>
            <text:p>8. Click "Zarejestruj się" </text:p>
          </table:table-cell>
          <table:table-cell table:style-name="ce2" office:value-type="string" calcext:value-type="string">
            <text:p/>
            <text:p>email - azurka@gmail.com</text:p>
            <text:p>password :12345</text:p>
            <text:p>Confirm to consent </text:p>
            <text:p>to data processing</text:p>
          </table:table-cell>
          <table:table-cell table:style-name="ce2" office:value-type="string" calcext:value-type="string">
            <text:p>new user is registered and </text:p>
            <text:p>transferred to your profile</text:p>
          </table:table-cell>
          <table:table-cell table:style-name="ce2" table:number-columns-repeated="2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TC 1.0.10</text:p>
          </table:table-cell>
          <table:table-cell table:style-name="ce2" office:value-type="string" calcext:value-type="string">
            <text:p>Login Acount</text:p>
          </table:table-cell>
          <table:table-cell table:style-name="ce2" office:value-type="string" calcext:value-type="string">
            <text:p>Enter valid name and invalid birthday</text:p>
          </table:table-cell>
          <table:table-cell table:style-name="ce2" office:value-type="string" calcext:value-type="string">
            <text:p>Supported web browser with login acount</text:p>
            <text:p>opened. Enter valid name</text:p>
            <text:p>email and enter a invalid birtday </text:p>
            <text:p/>
          </table:table-cell>
          <table:table-cell table:style-name="ce2" office:value-type="string" calcext:value-type="string">
            <text:p>1. Open a web browser and</text:p>
            <text:p> type the URL www.bilety.skm.pkp.pl</text:p>
            <text:p>2. Click a button "Bilet miesięczny miejski"</text:p>
            <text:p>3. Click "Zaloguj się"</text:p>
            <text:p>4. Enter "Imię i nazwisko"</text:p>
            <text:p>5. Enter invalid birthday</text:p>
            <text:p>6. Click "Zapisz" </text:p>
          </table:table-cell>
          <table:table-cell table:style-name="ce2" office:value-type="string" calcext:value-type="string">
            <text:p>Imię i nazwisko : </text:p>
            <text:p>Agnieszka Gierczak</text:p>
            <text:p>Birthday: 01.01.2320</text:p>
          </table:table-cell>
          <table:table-cell table:style-name="ce2" office:value-type="string" calcext:value-type="string">
            <text:p>Validaction should be </text:p>
            <text:p>shown as "Please verify </text:p>
            <text:p>your birthday date".</text:p>
          </table:table-cell>
          <table:table-cell table:style-name="ce2" office:value-type="string" calcext:value-type="string">
            <text:p>Error message:</text:p>
            <text:p>https://bilety.skm.pkp.pl/user/update_registration_data</text:p>
            <text:p>500 Wystąpił błąd.</text:p>
            <text:p>Jeśli problem nie zniknie w </text:p>
            <text:p>ciągu kilku minut i chcesz nas pogonić, </text:p>
            <text:p>napisz na pomoc@bilety.skm.pkp.pl.</text:p>
          </table:table-cell>
          <table:table-cell table:style-name="ce2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2" table:number-columns-repeated="9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4" table:number-rows-spanned="1">
            <text:p>TC 1.0.</text:p>
          </table:table-cell>
          <table:covered-table-cell table:number-columns-repeated="2" table:style-name="ce7"/>
          <table:covered-table-cell table:style-name="ce10"/>
          <table:table-cell table:style-name="ce13" table:number-columns-repeated="5"/>
          <table:table-cell table:style-name="ce15" table:number-columns-repeated="17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1">
            <text:p>version by day 23.10.2019</text:p>
          </table:table-cell>
          <table:covered-table-cell table:number-columns-repeated="2" table:style-name="ce8"/>
          <table:covered-table-cell table:style-name="ce11"/>
          <table:table-cell table:style-name="ce14" table:number-columns-spanned="4" table:number-rows-spanned="5"/>
          <table:covered-table-cell table:number-columns-repeated="3"/>
          <table:table-cell table:number-columns-repeated="2"/>
          <table:table-cell table:style-name="ce15" table:number-columns-repeated="16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1">
            <text:p>type/category: #register </text:p>
          </table:table-cell>
          <table:covered-table-cell table:number-columns-repeated="2" table:style-name="ce8"/>
          <table:covered-table-cell table:style-name="ce11"/>
          <table:covered-table-cell table:number-columns-repeated="4"/>
          <table:table-cell table:number-columns-repeated="2"/>
          <table:table-cell table:style-name="ce15" table:number-columns-repeated="16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1">
            <text:p>Author: Agnieszka Gierczak gierczak@domena.org; tel. 583632011</text:p>
          </table:table-cell>
          <table:covered-table-cell table:number-columns-repeated="2" table:style-name="ce8"/>
          <table:covered-table-cell table:style-name="ce11"/>
          <table:covered-table-cell table:number-columns-repeated="4"/>
          <table:table-cell table:number-columns-repeated="2"/>
          <table:table-cell table:style-name="ce15" table:number-columns-repeated="16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2">
            <text:p>Title: testing of account creation and activation on the website</text:p>
            <text:p>http://bilety.skm.pkp.pl</text:p>
          </table:table-cell>
          <table:covered-table-cell table:number-columns-repeated="2"/>
          <table:covered-table-cell table:style-name="ce12"/>
          <table:covered-table-cell table:number-columns-repeated="4"/>
          <table:table-cell table:number-columns-repeated="2"/>
          <table:table-cell table:style-name="ce15" table:number-columns-repeated="16"/>
          <table:table-cell table:number-columns-repeated="998"/>
        </table:table-row>
        <table:table-row table:style-name="ro5">
          <table:covered-table-cell table:style-name="ce5"/>
          <table:covered-table-cell table:number-columns-repeated="2" table:style-name="ce8"/>
          <table:covered-table-cell table:style-name="ce11"/>
          <table:covered-table-cell table:number-columns-repeated="4"/>
          <table:table-cell table:number-columns-repeated="2"/>
          <table:table-cell table:style-name="ce15" table:number-columns-repeated="16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2">
            <text:p>Environmentally (most popular browsers compatible with</text:p>
            <text:p>ranking.pl on the day the tests start:</text:p>
            <text:p>PC Firefox, PC Chrome, PC IE, PC Opera, MAC Safari</text:p>
            <text:p>Andriod phone with native browser</text:p>
            <text:p>iPhone with native browser</text:p>
            <text:p>Windows Phone with native browser</text:p>
            <text:p>Android Chrome tablet with native browser</text:p>
            <text:p>iPad with native browser</text:p>
          </table:table-cell>
          <table:covered-table-cell table:number-columns-repeated="2"/>
          <table:covered-table-cell table:style-name="ce12"/>
          <table:table-cell table:number-columns-repeated="6"/>
          <table:table-cell table:style-name="ce15" table:number-columns-repeated="16"/>
          <table:table-cell table:number-columns-repeated="998"/>
        </table:table-row>
        <table:table-row table:style-name="ro6">
          <table:covered-table-cell table:style-name="ce5"/>
          <table:covered-table-cell table:number-columns-repeated="2" table:style-name="ce8"/>
          <table:covered-table-cell table:style-name="ce11"/>
          <table:table-cell table:number-columns-repeated="6"/>
          <table:table-cell table:style-name="ce15" table:number-columns-repeated="16"/>
          <table:table-cell table:number-columns-repeated="998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1" table:style-name="ta2"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6" table:default-cell-style-name="Default"/>
        <table:table-row table:style-name="ro3">
          <table:table-cell table:style-name="ce3" office:value-type="string" calcext:value-type="string" table:number-columns-spanned="4" table:number-rows-spanned="1">
            <text:p>ID 1.3</text:p>
          </table:table-cell>
          <table:covered-table-cell table:number-columns-repeated="2" table:style-name="ce7"/>
          <table:covered-table-cell table:style-name="ce10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1">
            <text:p>version by day 08.10.2019</text:p>
          </table:table-cell>
          <table:covered-table-cell table:number-columns-repeated="2" table:style-name="ce8"/>
          <table:covered-table-cell table:style-name="ce11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1">
            <text:p>type/category: #register #captcha #email #password </text:p>
          </table:table-cell>
          <table:covered-table-cell table:number-columns-repeated="2" table:style-name="ce8"/>
          <table:covered-table-cell table:style-name="ce11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1">
            <text:p>Author: Agnieszka Gierczak gierczak@domena.org; tel. 583632011</text:p>
          </table:table-cell>
          <table:covered-table-cell table:number-columns-repeated="2" table:style-name="ce8"/>
          <table:covered-table-cell table:style-name="ce11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2">
            <text:p>Title: testing of account creation and activation on the website</text:p>
            <text:p>https://website-staging.xite.com/signup</text:p>
          </table:table-cell>
          <table:covered-table-cell table:number-columns-repeated="2"/>
          <table:covered-table-cell table:style-name="ce12"/>
          <table:table-cell table:style-name="ce21" office:value-type="string" calcext:value-type="string">
            <text:p>Test case Id</text:p>
          </table:table-cell>
          <table:table-cell table:style-name="ce15" office:value-type="string" calcext:value-type="string">
            <text:p>Description </text:p>
          </table:table-cell>
          <table:table-cell table:style-name="ce15" office:value-type="string" calcext:value-type="string">
            <text:p>Expected Out put</text:p>
          </table:table-cell>
          <table:table-cell table:style-name="ce15" office:value-type="string" calcext:value-type="string">
            <text:p>Actual Output</text:p>
          </table:table-cell>
          <table:table-cell table:style-name="ce15" office:value-type="string" calcext:value-type="string">
            <text:p>Pass/Fail</text:p>
          </table:table-cell>
          <table:table-cell table:style-name="ce15" table:number-columns-repeated="4"/>
          <table:table-cell table:style-name="ce15" office:value-type="string" calcext:value-type="string">
            <text:p>First name</text:p>
          </table:table-cell>
          <table:table-cell table:style-name="ce15" table:number-columns-repeated="12"/>
          <table:table-cell table:number-columns-repeated="998"/>
        </table:table-row>
        <table:table-row table:style-name="ro3">
          <table:covered-table-cell table:style-name="ce5"/>
          <table:covered-table-cell table:number-columns-repeated="2" table:style-name="ce8"/>
          <table:covered-table-cell table:style-name="ce11"/>
          <table:table-cell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User ID ( First name, Last name)</text:p>
            <text:p> and password are blank</text:p>
          </table:table-cell>
          <table:table-cell table:style-name="ce15" office:value-type="string" calcext:value-type="string">
            <text:p>"Enter the First name, Last name and Password" </text:p>
            <text:p>Error message should be display</text:p>
          </table:table-cell>
          <table:table-cell table:style-name="ce15" office:value-type="string" calcext:value-type="string">
            <text:p>message displayed</text:p>
          </table:table-cell>
          <table:table-cell table:style-name="ce15" table:number-columns-repeated="5"/>
          <table:table-cell table:style-name="ce15" office:value-type="string" calcext:value-type="string">
            <text:p>Last name</text:p>
          </table:table-cell>
          <table:table-cell table:style-name="ce15" table:number-columns-repeated="12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2">
            <text:p>Environmentally (most popular browsers compatible with</text:p>
            <text:p>ranking.pl on the day the tests start:</text:p>
            <text:p>PC Firefox, PC Chrome, PC IE, PC Opera, MAC Safari</text:p>
            <text:p>Andriod phone with native browser</text:p>
            <text:p>iPhone with native browser</text:p>
            <text:p>Windows Phone with native browser</text:p>
            <text:p>Android Chrome tablet with native browser</text:p>
            <text:p>iPad with native browser</text:p>
          </table:table-cell>
          <table:covered-table-cell table:number-columns-repeated="2"/>
          <table:covered-table-cell table:style-name="ce12"/>
          <table:table-cell table:style-name="ce21" office:value-type="float" office:value="2" calcext:value-type="float">
            <text:p>2</text:p>
          </table:table-cell>
          <table:table-cell table:style-name="ce15" office:value-type="string" calcext:value-type="string">
            <text:p>User ID is blank</text:p>
          </table:table-cell>
          <table:table-cell table:style-name="ce15" office:value-type="string" calcext:value-type="string">
            <text:p>"Enter the User Id" </text:p>
            <text:p>Error message should be display</text:p>
          </table:table-cell>
          <table:table-cell table:style-name="ce15" office:value-type="string" calcext:value-type="string">
            <text:p>message displayed</text:p>
          </table:table-cell>
          <table:table-cell table:style-name="ce15" table:number-columns-repeated="5"/>
          <table:table-cell table:style-name="ce15" office:value-type="string" calcext:value-type="string">
            <text:p>adress e-mail</text:p>
          </table:table-cell>
          <table:table-cell table:style-name="ce15" table:number-columns-repeated="12"/>
          <table:table-cell table:number-columns-repeated="998"/>
        </table:table-row>
        <table:table-row table:style-name="ro8">
          <table:covered-table-cell table:style-name="ce5"/>
          <table:covered-table-cell table:number-columns-repeated="2" table:style-name="ce8"/>
          <table:covered-table-cell table:style-name="ce11"/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Password is blank </text:p>
          </table:table-cell>
          <table:table-cell table:style-name="ce15" office:value-type="string" calcext:value-type="string">
            <text:p>"Enter the password" Error message should be display</text:p>
          </table:table-cell>
          <table:table-cell table:style-name="ce15" office:value-type="string" calcext:value-type="string">
            <text:p>message displayed</text:p>
          </table:table-cell>
          <table:table-cell table:style-name="ce15" table:number-columns-repeated="5"/>
          <table:table-cell table:style-name="ce15" office:value-type="string" calcext:value-type="string">
            <text:p>create a password </text:p>
          </table:table-cell>
          <table:table-cell table:style-name="ce15" table:number-columns-repeated="12"/>
          <table:table-cell table:number-columns-repeated="998"/>
        </table:table-row>
        <table:table-row table:style-name="ro3">
          <table:table-cell table:style-name="ce16" office:value-type="string" calcext:value-type="string" table:number-columns-spanned="1" table:number-rows-spanned="2">
            <text:p>Pre - condition:</text:p>
          </table:table-cell>
          <table:table-cell table:style-name="ce19" office:value-type="string" calcext:value-type="string" table:number-columns-spanned="3" table:number-rows-spanned="2">
            <text:p>The lack of functional specification enforces</text:p>
            <text:p>conducting exploratory tests.</text:p>
            <text:p/>
          </table:table-cell>
          <table:covered-table-cell/>
          <table:covered-table-cell table:style-name="ce12"/>
          <table:table-cell table:style-name="ce21"/>
          <table:table-cell table:style-name="ce15" table:number-columns-repeated="8"/>
          <table:table-cell table:style-name="ce15" office:value-type="string" calcext:value-type="string">
            <text:p>Date of brith </text:p>
          </table:table-cell>
          <table:table-cell table:style-name="ce15" table:number-columns-repeated="12"/>
          <table:table-cell table:number-columns-repeated="998"/>
        </table:table-row>
        <table:table-row table:style-name="ro9">
          <table:covered-table-cell table:style-name="ce17"/>
          <table:covered-table-cell table:number-columns-repeated="2" table:style-name="ce8"/>
          <table:covered-table-cell table:style-name="ce11"/>
          <table:table-cell table:style-name="ce21"/>
          <table:table-cell table:style-name="ce15" table:number-columns-repeated="8"/>
          <table:table-cell table:style-name="ce15" office:value-type="string" calcext:value-type="string">
            <text:p>Gender </text:p>
          </table:table-cell>
          <table:table-cell table:style-name="ce15" table:number-columns-repeated="12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4" table:number-rows-spanned="4">
            <text:p>User ID ( Name, Last name) and password are blank </text:p>
            <text:p> - CAPTCHA field incorrectly filled (expected result - a message about incorrectly filled out)</text:p>
            <text:p>CAPTCHA field. A new CAPCHA code appears, the user is not registered and the</text:p>
            <text:p>the collected data remain in the appropriate fields</text:p>
          </table:table-cell>
          <table:covered-table-cell table:number-columns-repeated="2"/>
          <table:covered-table-cell table:style-name="ce12"/>
          <table:table-cell table:style-name="ce22" office:value-type="string" calcext:value-type="string">
            <text:p>Kroki powinne prostymi poleceniami typu: click, type, submit etc.</text:p>
            <text:p>Czy mogłabyś przepisać te kroki? :)</text:p>
          </table:table-cell>
          <table:table-cell table:style-name="ce23" table:number-columns-repeated="2"/>
          <table:table-cell table:style-name="ce15" table:number-columns-repeated="19"/>
          <table:table-cell table:number-columns-repeated="998"/>
        </table:table-row>
        <table:table-row table:style-name="ro3">
          <table:covered-table-cell table:style-name="ce18"/>
          <table:covered-table-cell table:number-columns-repeated="2"/>
          <table:covered-table-cell table:style-name="ce12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3">
          <table:covered-table-cell table:style-name="ce18"/>
          <table:covered-table-cell table:number-columns-repeated="2"/>
          <table:covered-table-cell table:style-name="ce12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10">
          <table:covered-table-cell table:style-name="ce5"/>
          <table:covered-table-cell table:number-columns-repeated="2" table:style-name="ce8"/>
          <table:covered-table-cell table:style-name="ce11"/>
          <table:table-cell/>
          <table:table-cell table:style-name="ce15" table:number-columns-repeated="21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expected</text:p>
            <text:p>  result:</text:p>
          </table:table-cell>
          <table:table-cell table:style-name="ce19" office:value-type="string" calcext:value-type="string" table:number-columns-spanned="3" table:number-rows-spanned="2">
            <text:p>correct operation on any software with the registration option (</text:p>
            <text:p>with CAPTCHA function)</text:p>
          </table:table-cell>
          <table:covered-table-cell/>
          <table:covered-table-cell table:style-name="ce12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3">
          <table:covered-table-cell table:style-name="ce17"/>
          <table:covered-table-cell table:number-columns-repeated="2" table:style-name="ce8"/>
          <table:covered-table-cell table:style-name="ce11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11">
          <table:table-cell table:style-name="ce4"/>
          <table:table-cell table:style-name="ce20" table:number-columns-spanned="3" table:number-rows-spanned="1"/>
          <table:covered-table-cell table:style-name="ce8"/>
          <table:covered-table-cell table:style-name="ce11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3" table:number-rows-repeated="984">
          <table:table-cell table:style-name="ce15" table:number-columns-repeated="4"/>
          <table:table-cell table:style-name="ce21"/>
          <table:table-cell table:style-name="ce15" table:number-columns-repeated="21"/>
          <table:table-cell table:number-columns-repeated="998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xite" style:display-name="PageStyle_test x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6" meta:object-count="0"/>
    <meta:generator>LibreOfficeDev/6.0.5.2$Linux_X86_64 LibreOffice_project/</meta:generator>
  </office:meta>
</office:document-meta>
</file>